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Lucida Sans1" svg:font-family="'Lucida Sans'" style:font-family-generic="swiss"/>
    <style:font-face style:name="Courier New" svg:font-family="'Courier New'" style:font-pitch="variable"/>
    <style:font-face style:name="Courier New Bold" svg:font-family="'Courier New Bold'" style:font-pitch="variable"/>
    <style:font-face style:name="Lucida Grande" svg:font-family="'Lucida Grande'" style:font-pitch="variable"/>
    <style:font-face style:name="ヒラギノ角ゴ Pro W3" svg:font-family="'ヒラギノ角ゴ Pro W3'"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ree_20_Form">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style style:name="P2" style:family="paragraph" style:parent-style-name="Free_20_Form">
      <style:text-properties fo:color="#000000" style:font-name="Times New Roman" style:font-name-complex="Times New Roman"/>
    </style:style>
    <style:style style:name="P3" style:family="paragraph" style:parent-style-name="Free_20_Form">
      <style:text-properties style:font-name="Times New Roman" style:font-name-complex="Times New Roman"/>
    </style:style>
    <style:style style:name="P4" style:family="paragraph" style:parent-style-name="Free_20_Form">
      <style:text-properties style:font-name="Times New Roman" fo:font-weight="bold" style:font-weight-asian="bold" style:font-name-complex="Times New Roman"/>
    </style:style>
    <style:style style:name="P5" style:family="paragraph" style:parent-style-name="Free_20_Form">
      <style:text-properties style:font-name="Courier New Bold" style:font-name-complex="Courier New Bold"/>
    </style:style>
    <style:style style:name="P6" style:family="paragraph" style:parent-style-name="Free_20_Form">
      <style:text-properties style:font-name="Arial" fo:font-size="11pt" style:font-size-asian="11pt" style:font-name-complex="Arial"/>
    </style:style>
    <style:style style:name="P7" style:family="paragraph" style:parent-style-name="Free_20_Form">
      <style:text-properties style:font-name="Arial" fo:font-size="11pt" style:font-name-asian="Arial" style:font-size-asian="11pt" style:font-name-complex="Arial"/>
    </style:style>
    <style:style style:name="P8" style:family="paragraph" style:parent-style-name="Free_20_Form">
      <style:text-properties style:font-name="Courier New" fo:font-size="9pt" style:font-size-asian="9pt" style:font-name-complex="Courier New"/>
    </style:style>
    <style:style style:name="P9" style:family="paragraph" style:parent-style-name="Free_20_Form">
      <style:paragraph-properties fo:margin-top="0.423cm" fo:margin-bottom="0.106cm"/>
      <style:text-properties style:font-name="Arial" fo:font-size="14pt" fo:font-style="italic" fo:font-weight="bold" style:font-size-asian="14pt" style:font-style-asian="italic" style:font-weight-asian="bold" style:font-name-complex="Arial"/>
    </style:style>
    <style:style style:name="P10" style:family="paragraph" style:parent-style-name="Free_20_Form">
      <style:paragraph-properties fo:margin-left="1.27cm" fo:margin-right="0cm" fo:text-indent="-0.635cm" style:auto-text-indent="false"/>
    </style:style>
    <style:style style:name="P11" style:family="paragraph" style:parent-style-name="Free_20_Form">
      <style:paragraph-properties fo:margin-left="1.27cm" fo:margin-right="0cm" fo:text-indent="-0.635cm" style:auto-text-indent="false">
        <style:tab-stops>
          <style:tab-stop style:position="1.27cm"/>
        </style:tab-stops>
      </style:paragraph-properties>
    </style:style>
    <style:style style:name="P12" style:family="paragraph" style:parent-style-name="Standard">
      <style:text-properties fo:language="en" fo:country="GB"/>
    </style:style>
    <style:style style:name="P13" style:family="paragraph" style:parent-style-name="Free_20_Form">
      <style:text-properties style:font-name="Times New Roman" style:font-name-complex="Times New Roman"/>
    </style:style>
    <style:style style:name="P14" style:family="paragraph" style:parent-style-name="Free_20_Form" style:master-page-name="Standard">
      <style:paragraph-properties fo:margin-top="0.423cm" fo:margin-bottom="0.106cm" fo:text-align="center" style:justify-single-word="false" style:page-number="auto"/>
      <style:text-properties style:font-name="Arial" fo:font-size="16pt" fo:font-weight="bold" style:font-size-asian="16pt" style:font-weight-asian="bold" style:font-name-complex="Arial"/>
    </style:style>
    <style:style style:name="T1" style:family="text">
      <style:text-properties style:font-name="Arial" fo:font-size="11pt" style:font-size-asian="11pt" style:font-name-complex="Arial"/>
    </style:style>
    <style:style style:name="T2" style:family="text">
      <style:text-properties style:font-name="Lucida Grande" style:font-name-asian="Lucida Grande" style:font-name-complex="Lucida Grande"/>
    </style:style>
    <style:style style:name="T3" style:family="text">
      <style:text-properties style:font-name="Lucida Grande" style:font-name-complex="Symbol"/>
    </style:style>
    <style:style style:name="T4" style:family="text">
      <style:text-properties style:font-name="Times New Roman" style:font-name-complex="Times New Roman"/>
    </style:style>
    <style:style style:name="T5" style:family="text">
      <style:text-properties style:font-name="Times New Roman" fo:font-size="11pt" style:font-size-asian="11pt" style:font-name-complex="Times New Roman"/>
    </style:style>
    <style:style style:name="T6"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tes for Using GenGraphs.py to Create an Excel Chart from Spreadsheets created by sar2xls</text:p>
      <text:p text:style-name="P3"/>
      <text:p text:style-name="P3"/>
      <text:p text:style-name="P3"/>
      <text:p text:style-name="P3">The GenGraphs.py and UseExcel.py Python scripts can be used to automate the creation of superimposed graphs in an Excel sheet, from the spreadsheets created by the sar2xls.pl Perl script.</text:p>
      <text:p text:style-name="P3"/>
      <text:p text:style-name="Standard">The scripts run on Windows, and require ActiveState ActivePython to be installed, and for the Excel constants to be compiled in. </text:p>
      <text:p text:style-name="Standard"/>
      <text:p text:style-name="P12">To add the Excel constants to ActivePython, run <text:span text:style-name="T1">c:\Python26\Lib\site-packages\win32com\client\makepy.py</text:span>.  This will bring up a window with a list of libraries you can compile in – select the Microsoft Excel 12.0 Object Library (or later version if installed) and click OK</text:p>
      <text:p text:style-name="P3"/>
      <text:p text:style-name="P3">The GenGraphs.py script needs to know the following information before a graph can be created:</text:p>
      <text:p text:style-name="P3"/>
      <text:p text:style-name="P11"><text:span text:style-name="T2">•</text:span><text:span text:style-name="T3"><text:tab/></text:span><text:span text:style-name="T4">The source spreadsheet names containing the data to be graphed</text:span></text:p>
      <text:p text:style-name="P10"><text:span text:style-name="T2">•</text:span><text:span text:style-name="T3"><text:tab/></text:span><text:span text:style-name="T4">The sheet(s) and data columns within the source sheets to graph</text:span></text:p>
      <text:p text:style-name="P10"><text:span text:style-name="T2">•</text:span><text:span text:style-name="T3"><text:tab/></text:span><text:span text:style-name="T4">The graph title and the graph Y-axis title (X-axis is always time)</text:span></text:p>
      <text:p text:style-name="P10"><text:span text:style-name="T2">•</text:span><text:span text:style-name="T3"><text:tab/></text:span><text:span text:style-name="T4">The sheet (tab) name of the new graph sheet</text:span></text:p>
      <text:p text:style-name="P10"><text:span text:style-name="T2">•</text:span><text:span text:style-name="T3"><text:tab/></text:span><text:span text:style-name="T4">The data column headings in the new sheet (which become the legend headings in the graph sheet - i.e. % Utilisation – hv1)</text:span></text:p>
      <text:p text:style-name="P3"/>
      <text:p text:style-name="P3">To specify all of this information, an <text:span text:style-name="T6">ini</text:span> file is created with the following sections:</text:p>
      <text:p text:style-name="P3"/>
      <text:p text:style-name="P5">[General]</text:p>
      <text:p text:style-name="P5"/>
      <text:p text:style-name="P3">This section specifies the output spreadsheet name to be created containing the graphs</text:p>
      <text:p text:style-name="P3"/>
      <text:p text:style-name="P6">SaveFileName=&lt;Full path to filename&gt;</text:p>
      <text:p text:style-name="P6"/>
      <text:p text:style-name="P6">eg</text:p>
      <text:p text:style-name="P6"/>
      <text:p text:style-name="P6">SaveFileName=C:\Performance_Analysis\RAC_Cluster_Performance_2010-09-27.xls</text:p>
      <text:p text:style-name="P5"/>
      <text:p text:style-name="P5">[Files]</text:p>
      <text:p text:style-name="P3"/>
      <text:p text:style-name="P3">This section lists the source spreadsheet files to be used, in the format:</text:p>
      <text:p text:style-name="P3"/>
      <text:p text:style-name="P6">File1=&lt;Full path to filename 1&gt;</text:p>
      <text:p text:style-name="P7">…</text:p>
      <text:p text:style-name="P6">File&lt;n&gt;=&lt;Full path to filename &lt;n&gt;&gt;</text:p>
      <text:p text:style-name="P3"><text:soft-page-break/></text:p>
      <text:p text:style-name="P3">Note that a full pathname must be specified - a relative pathname will fail.</text:p>
      <text:p text:style-name="P3"/>
      <text:p text:style-name="P3">eg</text:p>
      <text:p text:style-name="P3"/>
      <text:p text:style-name="P6">File1=C:\Performance_Analysis\oracle1-2010-09-27.xls</text:p>
      <text:p text:style-name="P6">File2=C:\Performance_Analysis\oracle2-2010-09-27.xls</text:p>
      <text:p text:style-name="P6">File3=C:\Performance_Analysis\oracle3-2010-09-27.xls</text:p>
      <text:p text:style-name="P3"/>
      <text:p text:style-name="P3"/>
      <text:p text:style-name="P5">[Charts]</text:p>
      <text:p text:style-name="P4"/>
      <text:p text:style-name="P3">This section specifies the number of charts to be created, and the titles to be applied to the sheets containing the new charts (i.e. the tab names along the bottom of the workbook), in the format:</text:p>
      <text:p text:style-name="P3"/>
      <text:p text:style-name="P6">Chart1=&lt;Tab title to be applied to the sheet containing chart1&gt;</text:p>
      <text:p text:style-name="P7">…</text:p>
      <text:p text:style-name="P6">Chart&lt;n&gt;=&lt;Tab title to be applied to the sheet containing chart&lt;n&gt;&gt;</text:p>
      <text:p text:style-name="P6"/>
      <text:p text:style-name="P6">eq</text:p>
      <text:p text:style-name="P6"/>
      <text:p text:style-name="P6">Chart1=CPU Utilisation</text:p>
      <text:p text:style-name="P6">Chart2=IO Wait</text:p>
      <text:p text:style-name="P6">Chart3=Bond0 traffic</text:p>
      <text:p text:style-name="P6">Chart4=Oracle IO KBPS</text:p>
      <text:p text:style-name="P5"/>
      <text:p text:style-name="P3">The sheet title must conform to the naming conventions for Excel tabs, i.e no ‘/’ characters.</text:p>
      <text:p text:style-name="P5"/>
      <text:p text:style-name="P5">[Chart&lt;n&gt;Titles]</text:p>
      <text:p text:style-name="P4"/>
      <text:p text:style-name="P3">For each chart listed in the [Charts] section, there must be a corresponding [Chart&lt;n&gt;Titles] section listing the main chart title, and the Y-axis title, in the format:</text:p>
      <text:p text:style-name="P3"/>
      <text:p text:style-name="P6">GraphTitle=&lt;main title of this graph&gt;</text:p>
      <text:p text:style-name="P6">YAxisTitle=&lt;title for the Y axis of this graph&gt;</text:p>
      <text:p text:style-name="P6"/>
      <text:p text:style-name="P6">eq</text:p>
      <text:p text:style-name="P6"/>
      <text:p text:style-name="P6">[Chart1Titles]</text:p>
      <text:p text:style-name="P6">GraphTitle=Live Database Server CPU Utilisation</text:p>
      <text:p text:style-name="P6">YAxisTitle=Percent</text:p>
      <text:p text:style-name="P6"/>
      <text:p text:style-name="P6">[Chart2Titles]</text:p>
      <text:p text:style-name="P6">GraphTitle=Live Database Server Percentage I/O Wait</text:p>
      <text:p text:style-name="P6">YAxisTitle=Percent</text:p>
      <text:p text:style-name="P6"/>
      <text:p text:style-name="P6">[Chart3Titles]</text:p>
      <text:p text:style-name="P6">GraphTitle=Live Database Server Public LAN Traffic</text:p>
      <text:p text:style-name="P6">YAxisTitle=KBytes/Sec</text:p>
      <text:p text:style-name="P6"><text:soft-page-break/></text:p>
      <text:p text:style-name="P6">[Chart4Titles]</text:p>
      <text:p text:style-name="P6">GraphTitle=Live Database Server Oracle Drive I/O Kbytes/Sec</text:p>
      <text:p text:style-name="P6">YAxisTitle=KBytes/Sec</text:p>
      <text:p text:style-name="P3"/>
      <text:p text:style-name="P3"/>
      <text:p text:style-name="P5">[Chart&lt;n&gt;Data]</text:p>
      <text:p text:style-name="P3"/>
      <text:p text:style-name="P3">For each chart listed in the [Charts] section, there must be a corresponding [Chart&lt;n&gt;Data] section listing the new data column heading (legend heading), source sheet and column to retrieve data from, in the form:</text:p>
      <text:p text:style-name="P3"/>
      <text:p text:style-name="P6">&lt;legend heading&gt;[::divider]=&lt;source sheet name&gt;::&lt;source column heading name&gt;</text:p>
      <text:p text:style-name="P8"/>
      <text:p text:style-name="P3">The legend heading field can contain the following optional substitution variables:</text:p>
      <text:p text:style-name="P3"/>
      <text:p text:style-name="P3">$SYSNAME - this gets translated to the system name of the source workbook (as specified in cell A2 of the ‘Overview’ sheet).</text:p>
      <text:p text:style-name="P3">$SYSFQDN - this gets translated to the system FQDN of the source workbook (as specified in cell A2 of the ‘Overview’ sheet).</text:p>
      <text:p text:style-name="P3">$SARDATE - this gets translated to the sar date of the source workbook</text:p>
      <text:p text:style-name="P3"/>
      <text:p text:style-name="Free_20_Form"><text:span text:style-name="T4">If the optional </text:span><text:span text:style-name="T5">:</text:span><text:span text:style-name="T1">divider</text:span><text:span text:style-name="T4"> field is used, then the values in the column selected are divided by the divider value. This is useful to convert for example bytes/second to kbytes/second to make the graphs more readable.</text:span></text:p>
      <text:p text:style-name="P3"/>
      <text:p text:style-name="Free_20_Form"><text:span text:style-name="T4">Two </text:span><text:span text:style-name="T1">&lt;source sheet name&gt;::&lt;source column heading name&gt; </text:span><text:span text:style-name="T4">columns can be specified and added together if required to form the final </text:span><text:span text:style-name="T1">&lt;legend heading&gt; </text:span><text:span text:style-name="T4">column in the target spreadsheet, using the syntax:</text:span></text:p>
      <text:p text:style-name="P3"/>
      <text:p text:style-name="P6">=add(&lt;source sheet name&gt;::&lt;source column heading name&gt;,&lt;source sheet name&gt;::&lt;source column heading name&gt;)</text:p>
      <text:p text:style-name="P3"/>
      <text:p text:style-name="P6">eg</text:p>
      <text:p text:style-name="P6"/>
      <text:p text:style-name="P6">[Chart1Data]</text:p>
      <text:p text:style-name="P6">CPU Utilisation - $SYSNAME=CPU Utilisation::% Utilisation</text:p>
      <text:p text:style-name="P6"/>
      <text:p text:style-name="P6">[Chart2Data]</text:p>
      <text:p text:style-name="P6">CPU IOwait - $SYSNAME=CPU Utilisation::% Idle Waiting on I/O (IOwait)</text:p>
      <text:p text:style-name="P6"/>
      <text:p text:style-name="P6">[Chart3Data]</text:p>
      <text:p text:style-name="P6">KBytes Trans'd/Sec - $SYSNAME::1024=Network Stats - bond0::Bytes Trans'd/Sec</text:p>
      <text:p text:style-name="P6">KBytes Rcv'd/Sec - $SYSNAME::1024=Network Stats - bond0:;Bytes Rcv'd/Sec</text:p>
      <text:p text:style-name="P6"/>
      <text:p text:style-name="P6">[Chart4Data]</text:p>
      <text:p text:style-name="P6">oradata0 KBbytes Transferred/Sec - $SYSNAME::2=Add(I-O Stats - dev_oradata0::Sectors Read/Sec,I-O Statistics - dev_oradata0::Sectors Written/Sec)</text:p>
      <text:p text:style-name="P6"><text:soft-page-break/>oradata1 KBbytes Transferred/Sec - $SYSNAME::2=Add(I-O Stats - dev_oradata1::Sectors Read/Sec,I-O Statistics - dev_oradata1::Sectors Written/Sec)</text:p>
      <text:p text:style-name="P6"/>
      <text:p text:style-name="P9">GenIni.pl</text:p>
      <text:p text:style-name="Standard">The work of creating the ini file is made much easier by using the GenIni.pl script to parse an existing sar2xls output file, prompt for the parameters to be graphed, and create an output file.</text:p>
      <text:p text:style-name="Standard"/>
      <text:p text:style-name="Standard">perl GenIni.pl –f &lt;input.xls_file&gt; -o &lt;output_ini_file&gt;</text:p>
      <text:p text:style-name="Standard"/>
      <text:p text:style-name="Standard">Once the resulting ini file is created, the lines containing the text EDIT_THIS_FILE_NAME should be changed to reflect the input file names and save file name for GenGraphs.</text:p>
      <text:p text:style-name="Standard"/>
      <text:p text:style-name="P9">Using the Script</text:p>
      <text:p text:style-name="P2">The GenGraphs script is run from the command line as follows:</text:p>
      <text:p text:style-name="P2"/>
      <text:p text:style-name="P2">python GenGraphs.py -f &lt;inifilename&gt;</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Lucida Sans1" svg:font-family="'Lucida Sans'" style:font-family-generic="swiss"/>
    <style:font-face style:name="Courier New" svg:font-family="'Courier New'" style:font-pitch="variable"/>
    <style:font-face style:name="Courier New Bold" svg:font-family="'Courier New Bold'" style:font-pitch="variable"/>
    <style:font-face style:name="Lucida Grande" svg:font-family="'Lucida Grande'" style:font-pitch="variable"/>
    <style:font-face style:name="ヒラギノ角ゴ Pro W3" svg:font-family="'ヒラギノ角ゴ Pro W3'"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ree_20_Form" style:display-name="Free Form" style:family="paragraph">
      <style:paragraph-properties fo:orphans="2" fo:widows="2"/>
      <style:text-properties fo:color="#000000" style:font-name="Helvetica" fo:font-size="12pt" fo:language="en" fo:country="US" style:font-name-asian="ヒラギノ角ゴ Pro W3" style:font-size-asian="12pt" style:font-name-complex="Helvetica" style:font-size-complex="10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page-layout style:name="Mpm1">
      <style:page-layout-properties fo:page-width="21.59cm" fo:page-height="27.94cm" style:num-format="1" style:print-orientation="portrait" fo:margin-top="1.27cm" fo:margin-bottom="1.524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5-11T18:03:00</meta:creation-date>
    <dc:date>2014-05-28T14:36:37</dc:date>
    <meta:editing-cycles>10</meta:editing-cycles>
    <meta:editing-duration>PT00H27M45S</meta:editing-duration>
    <meta:generator>NeoOffice/3.4.1$Unix OpenOffice.org_project/Patch 3</meta:generator>
    <meta:document-statistic meta:table-count="0" meta:image-count="0" meta:object-count="0" meta:page-count="4" meta:paragraph-count="82" meta:word-count="767" meta:character-count="5310"/>
    <meta:user-defined meta:name="Info 1"/>
    <meta:user-defined meta:name="Info 2"/>
    <meta:user-defined meta:name="Info 3"/>
    <meta:user-defined meta:name="Info 4"/>
  </office:meta>
</office:document-meta>
</file>